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onstant time – Time is independent of input size</text:p>
      <text:p text:style-name="Standard">Linear Time – Time is proportional to input size (linearly dependent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Braden Licastro<text:tab/>CMPSC 250 ICN<text:tab/>2012090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09-05T11:41:15</meta:creation-date>
    <dc:date>2012-09-05T11:43:44</dc:date>
    <dc:creator>Braden Licastro</dc:creator>
    <meta:editing-duration>PT1M13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3" meta:word-count="26" meta:character-count="156" meta:non-whitespace-character-count="133"/>
  </office:meta>
</office:document-meta>
</file>